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ffectiveNodeTypeCacheImpl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ightedKey.compareTo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ffectiveNodeTypeCache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ightedKey.WeightedKey( Name [ ]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CacheImpl.invalidat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ightedKey.WeightedKey( Collection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CacheImpl.put( Key key ,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iveNodeTypeCacheImpl.put(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ffectiveNodeTypeCacheImpl.get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CacheImpl.getKey( Name [ ]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iveNodeTypeCacheImpl.EffectiveNodeTypeCach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ffectiveNodeTypeCacheImpl.remove( 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ighted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ightedKey.subtract( Key other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ffectiveNodeTypeCacheImpl.findBest( 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ightedKe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ffectiveNodeTypeCacheImpl.contains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Key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Key.WeightedKey( Name [ ] ntNames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ightedKey.WeightedKey( Collection ntNames , in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ightedKey.contains( Key other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